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7881FF2AB66E04B04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78cm" fo:min-width="1.25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1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4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4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39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3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37cm" fo:min-width="0.8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7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6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7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8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4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2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4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fill-color="#ffffff" fo:min-height="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6.2999992370605pt" style:font-size-asian="36.2999992370605pt" style:font-size-complex="36.2999992370605pt"/>
    </style:style>
    <style:style style:name="P4" style:family="paragraph">
      <loext:graphic-properties draw:fill="none"/>
      <style:text-properties fo:font-size="35pt" style:font-size-asian="35pt" style:font-size-complex="35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7" style:family="paragraph">
      <loext:graphic-properties draw:fill="none"/>
      <style:text-properties fo:font-size="18.7000007629395pt" style:font-size-asian="18.7000007629395pt" style:font-size-complex="18.7000007629395pt"/>
    </style:style>
    <style:style style:name="P8" style:family="paragraph">
      <loext:graphic-properties draw:fill="none"/>
      <style:text-properties fo:font-size="12.5pt" style:font-size-asian="12.5pt" style:font-size-complex="12.5pt"/>
    </style:style>
    <style:style style:name="P9" style:family="paragraph">
      <loext:graphic-properties draw:fill="none"/>
      <style:text-properties fo:font-size="23.7999992370605pt" style:font-size-asian="23.7999992370605pt" style:font-size-complex="23.7999992370605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2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Times1" fo:font-size="36.2999992370605pt" fo:font-weight="normal" style:font-size-asian="36.2999992370605pt" style:font-weight-asian="normal" style:font-name-complex="Times1" style:font-size-complex="36.2999992370605pt" style:font-weight-complex="normal" style:text-scale="98%"/>
    </style:style>
    <style:style style:name="T2" style:family="text">
      <style:text-properties fo:color="#000000" loext:opacity="100%" style:font-name="Times1" fo:font-size="35pt" fo:font-weight="normal" style:font-size-asian="35pt" style:font-weight-asian="normal" style:font-name-complex="Times1" style:font-size-complex="35pt" style:font-weight-complex="normal" style:text-scale="95%"/>
    </style:style>
    <style:style style:name="T3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104%"/>
    </style:style>
    <style:style style:name="T4" style:family="text">
      <style:text-properties fo:color="#000000" loext:opacity="100%" style:font-name="Times1" fo:font-size="13.6999998092651pt" fo:font-weight="normal" style:font-size-asian="13.6999998092651pt" style:font-weight-asian="normal" style:font-name-complex="Times1" style:font-size-complex="13.6999998092651pt" style:font-weight-complex="normal" style:text-scale="95%"/>
    </style:style>
    <style:style style:name="T5" style:family="text">
      <style:text-properties fo:color="#000000" loext:opacity="100%" style:font-name="Times1" fo:font-size="13.6999998092651pt" fo:font-weight="normal" style:font-size-asian="13.6999998092651pt" style:font-weight-asian="normal" style:font-name-complex="Times1" style:font-size-complex="13.6999998092651pt" style:font-weight-complex="normal" style:text-scale="88%"/>
    </style:style>
    <style:style style:name="T6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102%"/>
    </style:style>
    <style:style style:name="T7" style:family="text">
      <style:text-properties fo:color="#000000" loext:opacity="100%" style:font-name="Times1" fo:font-size="18.7000007629395pt" fo:font-weight="normal" style:font-size-asian="18.7000007629395pt" style:font-weight-asian="normal" style:font-name-complex="Times1" style:font-size-complex="18.7000007629395pt" style:font-weight-complex="normal" style:text-scale="60%"/>
    </style:style>
    <style:style style:name="T8" style:family="text">
      <style:text-properties fo:color="#000000" loext:opacity="100%" style:font-name="Times1" fo:font-size="12.5pt" fo:font-weight="normal" style:font-size-asian="12.5pt" style:font-weight-asian="normal" style:font-name-complex="Times1" style:font-size-complex="12.5pt" style:font-weight-complex="normal" style:text-scale="82%"/>
    </style:style>
    <style:style style:name="T9" style:family="text">
      <style:text-properties fo:color="#000000" loext:opacity="100%" style:font-name="Times1" fo:font-size="12.5pt" fo:font-weight="normal" style:font-size-asian="12.5pt" style:font-weight-asian="normal" style:font-name-complex="Times1" style:font-size-complex="12.5pt" style:font-weight-complex="normal"/>
    </style:style>
    <style:style style:name="T10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95%"/>
    </style:style>
    <style:style style:name="T11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/>
    </style:style>
    <style:style style:name="T12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94%"/>
    </style:style>
    <style:style style:name="T13" style:family="text">
      <style:text-properties fo:color="#000000" loext:opacity="100%" style:font-name="Times1" fo:font-size="23.7999992370605pt" fo:font-weight="normal" style:font-size-asian="23.7999992370605pt" style:font-weight-asian="normal" style:font-name-complex="Times1" style:font-size-complex="23.7999992370605pt" style:font-weight-complex="normal"/>
    </style:style>
    <style:style style:name="T14" style:family="text">
      <style:text-properties fo:color="#000000" loext:opacity="100%" style:font-name="Times1" fo:font-size="12.5pt" fo:font-weight="normal" style:font-size-asian="12.5pt" style:font-weight-asian="normal" style:font-name-complex="Times1" style:font-size-complex="12.5pt" style:font-weight-complex="normal" style:text-scale="91%"/>
    </style:style>
    <style:style style:name="T15" style:family="text">
      <style:text-properties fo:color="#000000" loext:opacity="100%" style:font-name="Times1" fo:font-size="12.5pt" fo:font-weight="normal" style:font-size-asian="12.5pt" style:font-weight-asian="normal" style:font-name-complex="Times1" style:font-size-complex="12.5pt" style:font-weight-complex="normal" style:text-scale="87%"/>
    </style:style>
    <style:style style:name="T16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7%"/>
    </style:style>
    <style:style style:name="T17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8%"/>
    </style:style>
    <style:style style:name="T18" style:family="text">
      <style:text-properties fo:color="#000000" loext:opacity="100%" style:font-name="Times1" fo:font-size="8.80000019073486pt" fo:font-weight="normal" style:font-size-asian="8.80000019073486pt" style:font-weight-asian="normal" style:font-name-complex="Times1" style:font-size-complex="8.80000019073486pt" style:font-weight-complex="normal" style:text-scale="119%"/>
    </style:style>
    <style:style style:name="T19" style:family="text">
      <style:text-properties fo:color="#000000" loext:opacity="100%" style:font-name="Times1" fo:font-size="8.80000019073486pt" fo:font-weight="normal" style:font-size-asian="8.80000019073486pt" style:font-weight-asian="normal" style:font-name-complex="Times1" style:font-size-complex="8.80000019073486pt" style:font-weight-complex="normal" style:text-scale="120%"/>
    </style:style>
    <style:style style:name="T20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97%"/>
    </style:style>
    <style:style style:name="T21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3%"/>
    </style:style>
    <style:style style:name="T22" style:family="text">
      <style:text-properties fo:color="#000000" loext:opacity="100%" style:font-name="Times1" fo:font-size="11.3000001907349pt" fo:font-weight="normal" style:font-size-asian="11.3000001907349pt" style:font-weight-asian="normal" style:font-name-complex="Times1" style:font-size-complex="11.3000001907349pt" style:font-weight-complex="normal" style:text-scale="98%"/>
    </style:style>
    <style:style style:name="T23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6%"/>
    </style:style>
    <style:style style:name="T24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9%"/>
    </style:style>
    <style:style style:name="T25" style:family="text">
      <style:text-properties fo:color="#000000" loext:opacity="100%" style:font-name="Times1" fo:font-size="16.2000007629395pt" fo:font-weight="normal" style:font-size-asian="16.2000007629395pt" style:font-weight-asian="normal" style:font-name-complex="Times1" style:font-size-complex="16.2000007629395pt" style:font-weight-complex="normal" style:text-scale="72%"/>
    </style:style>
    <style:style style:name="T26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/>
    </style:style>
    <style:style style:name="T27" style:family="text">
      <style:text-properties fo:color="#000000" loext:opacity="100%" style:font-name="Times1" fo:font-size="10pt" fo:font-weight="normal" style:font-size-asian="10pt" style:font-weight-asian="normal" style:font-name-complex="Times1" style:font-size-complex="10pt" style:font-weight-complex="normal" style:text-scale="104%"/>
    </style:style>
    <style:style style:name="T28" style:family="text">
      <style:text-properties fo:color="#000000" loext:opacity="100%" style:font-name="Times1" fo:font-size="12.5pt" fo:font-weight="normal" style:font-size-asian="12.5pt" style:font-weight-asian="normal" style:font-name-complex="Times1" style:font-size-complex="12.5pt" style:font-weight-complex="normal" style:text-scale="97%"/>
    </style:style>
    <style:style style:name="T29" style:family="text">
      <style:text-properties fo:color="#000000" loext:opacity="100%" style:font-name="Times1" fo:font-size="16.2000007629395pt" fo:font-weight="normal" style:font-size-asian="16.2000007629395pt" style:font-weight-asian="normal" style:font-name-complex="Times1" style:font-size-complex="16.2000007629395pt" style:font-weight-complex="normal" style:text-scale="77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839cm" svg:height="27.939cm" draw:transform="rotate (-1.5707963267949) translate (27.94cm -0.002cm)">
          <draw:image xlink:href="Pictures/1000000000000400000007881FF2AB66E04B04EC.jpg" xlink:type="simple" xlink:show="embed" xlink:actuate="onLoad" draw:mime-type="image/jpeg">
            <text:p/>
          </draw:image>
        </draw:frame>
        <draw:frame draw:style-name="gr2" draw:text-style-name="P3" draw:layer="layout" svg:width="1.255cm" svg:height="1.279cm" svg:x="2.25cm" svg:y="1.22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176cm" svg:height="1.237cm" svg:x="10.953cm" svg:y="1.39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412cm" svg:height="0.399cm" svg:x="15.947cm" svg:y="1.93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661cm" svg:height="0.488cm" svg:x="3.002cm" svg:y="4.39cm">
          <draw:text-box>
            <text:p text:style-name="P2"><text:span text:style-name="T4">LARGE </text:span></text:p>
          </draw:text-box>
        </draw:frame>
        <draw:frame draw:style-name="gr6" draw:text-style-name="P6" draw:layer="layout" svg:width="2.618cm" svg:height="0.488cm" svg:x="4.599cm" svg:y="4.39cm">
          <draw:text-box>
            <text:p text:style-name="P2"><text:span text:style-name="T5">HOUSEHOLD</text:span></text:p>
          </draw:text-box>
        </draw:frame>
        <draw:frame draw:style-name="gr7" draw:text-style-name="P5" draw:layer="layout" svg:width="2.661cm" svg:height="0.399cm" svg:x="3.004cm" svg:y="4.973cm">
          <draw:text-box>
            <text:p text:style-name="P2"><text:span text:style-name="T6">APPLICATION</text:span></text:p>
          </draw:text-box>
        </draw:frame>
        <draw:frame draw:style-name="gr8" draw:text-style-name="P7" draw:layer="layout" svg:width="1.361cm" svg:height="0.661cm" svg:x="5.877cm" svg:y="6.055cm">
          <draw:text-box>
            <text:p text:style-name="P2"><text:span text:style-name="T7">PHASE </text:span></text:p>
          </draw:text-box>
        </draw:frame>
        <draw:frame draw:style-name="gr9" draw:text-style-name="P8" draw:layer="layout" svg:width="1.225cm" svg:height="0.442cm" svg:x="10.144cm" svg:y="6.075cm">
          <draw:text-box>
            <text:p text:style-name="P2"><text:span text:style-name="T8">PHASE </text:span></text:p>
          </draw:text-box>
        </draw:frame>
        <draw:frame draw:style-name="gr10" draw:text-style-name="P8" draw:layer="layout" svg:width="0.44cm" svg:height="0.442cm" svg:x="11.406cm" svg:y="6.075cm">
          <draw:text-box>
            <text:p text:style-name="P2"><text:span text:style-name="T9">2 </text:span></text:p>
          </draw:text-box>
        </draw:frame>
        <draw:frame draw:style-name="gr11" draw:text-style-name="P5" draw:layer="layout" svg:width="1.28cm" svg:height="0.399cm" svg:x="14.251cm" svg:y="6.134cm">
          <draw:text-box>
            <text:p text:style-name="P2"><text:span text:style-name="T10">PHASE </text:span></text:p>
          </draw:text-box>
        </draw:frame>
        <draw:frame draw:style-name="gr12" draw:text-style-name="P5" draw:layer="layout" svg:width="0.396cm" svg:height="0.399cm" svg:x="15.511cm" svg:y="6.134cm">
          <draw:text-box>
            <text:p text:style-name="P2"><text:span text:style-name="T11">3 </text:span></text:p>
          </draw:text-box>
        </draw:frame>
        <draw:frame draw:style-name="gr13" draw:text-style-name="P5" draw:layer="layout" svg:width="1.28cm" svg:height="0.399cm" svg:x="18.373cm" svg:y="6.119cm">
          <draw:text-box>
            <text:p text:style-name="P2"><text:span text:style-name="T12">PHASE </text:span></text:p>
          </draw:text-box>
        </draw:frame>
        <draw:frame draw:style-name="gr12" draw:text-style-name="P5" draw:layer="layout" svg:width="0.396cm" svg:height="0.399cm" svg:x="19.665cm" svg:y="6.119cm">
          <draw:text-box>
            <text:p text:style-name="P2"><text:span text:style-name="T11">4 </text:span></text:p>
          </draw:text-box>
        </draw:frame>
        <draw:frame draw:style-name="gr11" draw:text-style-name="P5" draw:layer="layout" svg:width="1.28cm" svg:height="0.399cm" svg:x="22.684cm" svg:y="6.163cm">
          <draw:text-box>
            <text:p text:style-name="P2"><text:span text:style-name="T10">PHASE </text:span></text:p>
          </draw:text-box>
        </draw:frame>
        <draw:frame draw:style-name="gr12" draw:text-style-name="P5" draw:layer="layout" svg:width="0.396cm" svg:height="0.399cm" svg:x="23.986cm" svg:y="6.163cm">
          <draw:text-box>
            <text:p text:style-name="P2"><text:span text:style-name="T11">5 </text:span></text:p>
          </draw:text-box>
        </draw:frame>
        <draw:frame draw:style-name="gr14" draw:text-style-name="P9" draw:layer="layout" svg:width="1.052cm" svg:height="0.84cm" svg:x="14.578cm" svg:y="7.85cm">
          <draw:text-box>
            <text:p text:style-name="P2"><text:span text:style-name="T13">all </text:span></text:p>
          </draw:text-box>
        </draw:frame>
        <draw:frame draw:style-name="gr15" draw:text-style-name="P8" draw:layer="layout" svg:width="0.633cm" svg:height="0.442cm" svg:x="18.311cm" svg:y="8.499cm">
          <draw:text-box>
            <text:p text:style-name="P2"><text:span text:style-name="T14">5% </text:span></text:p>
          </draw:text-box>
        </draw:frame>
        <draw:frame draw:style-name="gr10" draw:text-style-name="P8" draw:layer="layout" svg:width="1.192cm" svg:height="0.442cm" svg:x="18.923cm" svg:y="8.499cm">
          <draw:text-box>
            <text:p text:style-name="P2"><text:span text:style-name="T9">TSDF </text:span></text:p>
          </draw:text-box>
        </draw:frame>
        <draw:frame draw:style-name="gr16" draw:text-style-name="P8" draw:layer="layout" svg:width="2.216cm" svg:height="0.442cm" svg:x="5.671cm" svg:y="8.76cm">
          <draw:text-box>
            <text:p text:style-name="P2"><text:span text:style-name="T15">CONSUMER </text:span></text:p>
          </draw:text-box>
        </draw:frame>
        <draw:frame draw:style-name="gr17" draw:text-style-name="P10" draw:layer="layout" svg:width="2.28cm" svg:height="0.352cm" svg:x="9.663cm" svg:y="8.965cm">
          <draw:text-box>
            <text:p text:style-name="P2"><text:span text:style-name="T16">TRANSPORT </text:span></text:p>
          </draw:text-box>
        </draw:frame>
        <draw:frame draw:style-name="gr12" draw:text-style-name="P5" draw:layer="layout" svg:width="2.902cm" svg:height="0.399cm" svg:x="13.554cm" svg:y="9.037cm">
          <draw:text-box>
            <text:p text:style-name="P2"><text:span text:style-name="T11">REPAIR.REFUR </text:span></text:p>
          </draw:text-box>
        </draw:frame>
        <draw:frame draw:style-name="gr18" draw:text-style-name="P10" draw:layer="layout" svg:width="1.306cm" svg:height="0.352cm" svg:x="18.519cm" svg:y="9.067cm">
          <draw:text-box>
            <text:p text:style-name="P2"><text:span text:style-name="T17">AFTER </text:span></text:p>
          </draw:text-box>
        </draw:frame>
        <draw:frame draw:style-name="gr12" draw:text-style-name="P5" draw:layer="layout" svg:width="2.25cm" svg:height="0.399cm" svg:x="22.392cm" svg:y="9.066cm">
          <draw:text-box>
            <text:p text:style-name="P2"><text:span text:style-name="T11">COMODITY </text:span></text:p>
          </draw:text-box>
        </draw:frame>
        <draw:frame draw:style-name="gr19" draw:text-style-name="P11" draw:layer="layout" svg:width="1.28cm" svg:height="0.31cm" svg:x="5.354cm" svg:y="9.286cm">
          <draw:text-box>
            <text:p text:style-name="P2"><text:span text:style-name="T18">DROPS </text:span></text:p>
          </draw:text-box>
        </draw:frame>
        <draw:frame draw:style-name="gr20" draw:text-style-name="P11" draw:layer="layout" svg:width="1.361cm" svg:height="0.31cm" svg:x="6.717cm" svg:y="9.286cm">
          <draw:text-box>
            <text:p text:style-name="P2"><text:span text:style-name="T19">OFFICE </text:span></text:p>
          </draw:text-box>
        </draw:frame>
        <draw:frame draw:style-name="gr21" draw:text-style-name="P5" draw:layer="layout" svg:width="0.616cm" svg:height="0.399cm" svg:x="9.446cm" svg:y="9.4cm">
          <draw:text-box>
            <text:p text:style-name="P2"><text:span text:style-name="T20">TO </text:span></text:p>
          </draw:text-box>
        </draw:frame>
        <draw:frame draw:style-name="gr22" draw:text-style-name="P5" draw:layer="layout" svg:width="2.28cm" svg:height="0.399cm" svg:x="10.071cm" svg:y="9.4cm">
          <draw:text-box>
            <text:p text:style-name="P2"><text:span text:style-name="T11">RECYCLING</text:span></text:p>
          </draw:text-box>
        </draw:frame>
        <draw:frame draw:style-name="gr23" draw:text-style-name="P10" draw:layer="layout" svg:width="0.908cm" svg:height="0.352cm" svg:x="14.542cm" svg:y="9.517cm">
          <draw:text-box>
            <text:p text:style-name="P2"><text:span text:style-name="T21">BISH </text:span></text:p>
          </draw:text-box>
        </draw:frame>
        <draw:frame draw:style-name="gr24" draw:text-style-name="P8" draw:layer="layout" svg:width="2.28cm" svg:height="0.442cm" svg:x="17.749cm" svg:y="9.486cm">
          <draw:text-box>
            <text:p text:style-name="P2"><text:span text:style-name="T14">RECYCLING</text:span></text:p>
          </draw:text-box>
        </draw:frame>
        <draw:frame draw:style-name="gr10" draw:text-style-name="P8" draw:layer="layout" svg:width="0.675cm" svg:height="0.442cm" svg:x="20.058cm" svg:y="9.486cm">
          <draw:text-box>
            <text:p text:style-name="P2"><text:span text:style-name="T9">AS </text:span></text:p>
          </draw:text-box>
        </draw:frame>
        <draw:frame draw:style-name="gr25" draw:text-style-name="P5" draw:layer="layout" svg:width="0.967cm" svg:height="0.399cm" svg:x="5.297cm" svg:y="9.719cm">
          <draw:text-box>
            <text:p text:style-name="P2"><text:span text:style-name="T11">AND </text:span></text:p>
          </draw:text-box>
        </draw:frame>
        <draw:frame draw:style-name="gr26" draw:text-style-name="P5" draw:layer="layout" svg:width="0.468cm" svg:height="0.399cm" svg:x="6.253cm" svg:y="9.719cm">
          <draw:text-box>
            <text:p text:style-name="P2"><text:span text:style-name="T22">IT </text:span></text:p>
          </draw:text-box>
        </draw:frame>
        <draw:frame draw:style-name="gr12" draw:text-style-name="P5" draw:layer="layout" svg:width="1.471cm" svg:height="0.399cm" svg:x="6.719cm" svg:y="9.719cm">
          <draw:text-box>
            <text:p text:style-name="P2"><text:span text:style-name="T11">WASTE </text:span></text:p>
          </draw:text-box>
        </draw:frame>
        <draw:frame draw:style-name="gr12" draw:text-style-name="P5" draw:layer="layout" svg:width="1.784cm" svg:height="0.399cm" svg:x="22.525cm" svg:y="9.574cm">
          <draw:text-box>
            <text:p text:style-name="P2"><text:span text:style-name="T11">MARKET </text:span></text:p>
          </draw:text-box>
        </draw:frame>
        <draw:frame draw:style-name="gr27" draw:text-style-name="P10" draw:layer="layout" svg:width="1.302cm" svg:height="0.352cm" svg:x="10.202cm" svg:y="9.908cm">
          <draw:text-box>
            <text:p text:style-name="P2"><text:span text:style-name="T23">PLANT </text:span></text:p>
          </draw:text-box>
        </draw:frame>
        <draw:frame draw:style-name="gr28" draw:text-style-name="P10" draw:layer="layout" svg:width="0.798cm" svg:height="0.352cm" svg:x="18.794cm" svg:y="10.025cm">
          <draw:text-box>
            <text:p text:style-name="P2"><text:span text:style-name="T24">PER </text:span></text:p>
          </draw:text-box>
        </draw:frame>
        <draw:frame draw:style-name="gr29" draw:text-style-name="P12" draw:layer="layout" svg:width="2.804cm" svg:height="0.573cm" svg:x="17.848cm" svg:y="10.484cm">
          <draw:text-box>
            <text:p text:style-name="P2"><text:span text:style-name="T25">GOVT.NORMS </text:span></text:p>
          </draw:text-box>
        </draw:frame>
        <draw:frame draw:style-name="gr30" draw:text-style-name="P10" draw:layer="layout" svg:width="0.425cm" svg:height="0.352cm" svg:x="4.482cm" svg:y="13.871cm">
          <draw:text-box>
            <text:p text:style-name="P2"><text:span text:style-name="T26">IT </text:span></text:p>
          </draw:text-box>
        </draw:frame>
        <draw:frame draw:style-name="gr31" draw:text-style-name="P10" draw:layer="layout" svg:width="3.266cm" svg:height="0.352cm" svg:x="4.989cm" svg:y="13.871cm">
          <draw:text-box>
            <text:p text:style-name="P2"><text:span text:style-name="T27">COMMUNICATION </text:span></text:p>
          </draw:text-box>
        </draw:frame>
        <draw:frame draw:style-name="gr12" draw:text-style-name="P5" draw:layer="layout" svg:width="2.318cm" svg:height="0.399cm" svg:x="11.361cm" svg:y="13.928cm">
          <draw:text-box>
            <text:p text:style-name="P2"><text:span text:style-name="T11">CONSUMER </text:span></text:p>
          </draw:text-box>
        </draw:frame>
        <draw:frame draw:style-name="gr10" draw:text-style-name="P8" draw:layer="layout" svg:width="2.483cm" svg:height="0.442cm" svg:x="17.009cm" svg:y="13.956cm">
          <draw:text-box>
            <text:p text:style-name="P2"><text:span text:style-name="T9">RECOVERY </text:span></text:p>
          </draw:text-box>
        </draw:frame>
        <draw:frame draw:style-name="gr32" draw:text-style-name="P8" draw:layer="layout" svg:width="0.654cm" svg:height="0.442cm" svg:x="19.416cm" svg:y="13.956cm">
          <draw:text-box>
            <text:p text:style-name="P2"><text:span text:style-name="T28">OF </text:span></text:p>
          </draw:text-box>
        </draw:frame>
        <draw:frame draw:style-name="gr33" draw:text-style-name="P12" draw:layer="layout" svg:width="2.195cm" svg:height="0.573cm" svg:x="17.009cm" svg:y="14.431cm">
          <draw:text-box>
            <text:p text:style-name="P2"><text:span text:style-name="T29">MENTALS </text:span></text:p>
          </draw:text-box>
        </draw:frame>
        <draw:frame draw:style-name="gr6" draw:text-style-name="P6" draw:layer="layout" svg:width="3.033cm" svg:height="0.488cm" svg:x="4.467cm" svg:y="14.347cm">
          <draw:text-box>
            <text:p text:style-name="P2"><text:span text:style-name="T5">TECHNOLOGY </text:span></text:p>
          </draw:text-box>
        </draw:frame>
        <draw:frame draw:style-name="gr12" draw:text-style-name="P5" draw:layer="layout" svg:width="2.796cm" svg:height="0.399cm" svg:x="11.377cm" svg:y="14.436cm">
          <draw:text-box>
            <text:p text:style-name="P2"><text:span text:style-name="T11">ELECTRONICS </text:span></text:p>
          </draw:text-box>
        </draw:frame>
        <draw:frame draw:style-name="gr34" draw:text-style-name="P13" draw:layer="layout" svg:width="9.421cm" svg:height="2cm" svg:x="18cm" svg:y="0.25cm">
          <draw:text-box>
            <text:p>Team id: PNT2022TMID1433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4cm" fo:page-height="14.8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5T18:31:30.240985019</dc:date>
    <meta:editing-duration>PT2M39S</meta:editing-duration>
    <meta:editing-cycles>1</meta:editing-cycles>
    <meta:document-statistic meta:object-count="47"/>
    <meta:generator>LibreOffice/7.3.3.1$Linux_X86_64 LibreOffice_project/30$Build-1</meta:generator>
  </office:meta>
</office:document-meta>
</file>